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ATA DE ATIVIDADE: Semana 5</text:span></text:p>
      <text:p text:style-name="P1"/>
      <text:p text:style-name="P2"><text:span text:style-name="T1">Resumo:</text:span></text:p>
      <text:p text:style-name="P3">Esta semana produzimos o tópico de Conclusão e Discussões, na frente da produção do artigo. E, na frente da produção da ferramenta, foi integrado front e back e finalizado o desenvolvimento da ferramenta proposta.</text:p>
      <text:p text:style-name="Standard"/>
      <text:p text:style-name="Standard">Caio Rodrigues Gomes</text:p>
      <text:list xml:id="list71681463" text:style-name="WWNum4">
        <text:list-item>
          <text:p text:style-name="P4">Integração front com o back</text:p>
        </text:list-item>
        <text:list-item>
          <text:p text:style-name="P4">Testes e ajustes no front</text:p>
        </text:list-item>
      </text:list>
      <text:p text:style-name="P8"/>
      <text:p text:style-name="Standard">Giovanna Arana</text:p>
      <text:list xml:id="list3531672359" text:style-name="WWNum1">
        <text:list-item>
          <text:p text:style-name="P5">Integração Front com o Back</text:p>
        </text:list-item>
        <text:list-item>
          <text:p text:style-name="P5">Testes e ajustes no front</text:p>
        </text:list-item>
      </text:list>
      <text:p text:style-name="P8"/>
      <text:p text:style-name="Standard">Leticia </text:p>
      <text:list xml:id="list2771627073" text:style-name="WWNum2">
        <text:list-item>
          <text:p text:style-name="P6">Escrita da Conclusão e Discussões</text:p>
        </text:list-item>
        <text:list-item>
          <text:p text:style-name="P6">Revisão geral do artigo</text:p>
        </text:list-item>
      </text:list>
      <text:p text:style-name="P8"/>
      <text:p text:style-name="Standard">Mikael Shin</text:p>
      <text:list xml:id="list172324698141690" text:continue-numbering="true" text:style-name="WWNum2">
        <text:list-item>
          <text:p text:style-name="P6">Tratamento dos dados recebidos pela CGU</text:p>
        </text:list-item>
        <text:list-item>
          <text:p text:style-name="P6">Disponibilização de csv com os dados finais</text:p>
        </text:list-item>
        <text:list-item>
          <text:p text:style-name="P6">Integração front com o back</text:p>
        </text:list-item>
      </text:list>
      <text:p text:style-name="P8"/>
      <text:p text:style-name="Standard">Renan Nakazawa</text:p>
      <text:list xml:id="list1306263865" text:style-name="WWNum3">
        <text:list-item>
          <text:p text:style-name="P7">Criação do banco de dados</text:p>
        </text:list-item>
        <text:list-item>
          <text:p text:style-name="P7">Ingestão dos dados no banco de dados</text:p>
        </text:list-item>
        <text:list-item>
          <text:p text:style-name="P7"><text:soft-page-break/>Integração front com o back</text:p>
        </text:list-item>
        <text:list-item>
          <text:p text:style-name="P7">Testes integrados</text:p>
        </text:list-item>
      </text:list>
      <text:p text:style-name="P8"/>
      <text:p text:style-name="Standard">Rhuan Carlos</text:p>
      <text:list xml:id="list172323796624689" text:continue-list="list172324698141690" text:style-name="WWNum2">
        <text:list-item>
          <text:p text:style-name="P6">Escrita da Conclusão e Discussões</text:p>
        </text:list-item>
        <text:list-item>
          <text:p text:style-name="P6">ATA</text:p>
        </text:list-item>
      </text:list>
      <text:p text:style-name="P8"/>
      <text:p text:style-name="Standard">Thuanny Amorim</text:p>
      <text:list xml:id="list172324717257823" text:continue-numbering="true" text:style-name="WWNum2">
        <text:list-item>
          <text:p text:style-name="P6">Revisão geral do artigo</text:p>
        </text:list-item>
        <text:list-item>
          <text:p text:style-name="P6">Em contato com a Juliana do Transparência Brasil para apresentar e colocar a disposição a ferramen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163" meta:character-count="889" meta:non-whitespace-character-count="769"/>
    <meta:generator>LibreOfficeDev/6.0.5.2$Linux_X86_64 LibreOffice_project/</meta:generator>
  </office:meta>
</office:document-meta>
</file>